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10000019D8F2E8391B51CA1B9.png" manifest:media-type="image/png"/>
  <manifest:file-entry manifest:full-path="Pictures/10000001000001B9000001211EA46D21DE305094.png" manifest:media-type="image/png"/>
  <manifest:file-entry manifest:full-path="Pictures/10000001000000A300000165ABE820B3039C166B.png" manifest:media-type="image/png"/>
  <manifest:file-entry manifest:full-path="Pictures/10000001000000EF000000F23566261C1D98E9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8e9f0" draw:textarea-horizontal-align="justify" draw:textarea-vertical-align="middle" draw:auto-grow-height="false" fo:min-height="4.75cm" fo:min-width="4.3cm"/>
      <style:paragraph-properties style:writing-mode="lr-tb"/>
    </style:style>
    <style:style style:name="gr2" style:family="graphic" style:parent-style-name="standard">
      <style:graphic-properties draw:stroke="none" draw:fill-color="#f5ffff" draw:textarea-horizontal-align="justify" draw:textarea-vertical-align="middle" draw:auto-grow-height="false" fo:min-height="4.75cm" fo:min-width="4.3cm"/>
    </style:style>
    <style:style style:name="gr3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2.39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4.244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4.72cm" fo:min-width="9.07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3.2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1.6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3.7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8e9f0"/>
      <style:paragraph-properties fo:text-align="center" style:writing-mode="lr-tb"/>
    </style:style>
    <style:style style:name="P3" style:family="paragraph">
      <loext:graphic-properties draw:fill-color="#f5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color="#009acd" loext:opacity="100%" loext:color-lum-mod="100%" loext:color-lum-off="0%" style:text-outline="false" fo:font-size="14pt" fo:text-shadow="none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normal" style:font-weight-complex="normal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9acd" loext:opacity="100%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4.8cm" svg:height="5cm" svg:x="29.4cm" svg:y="0.993cm">
            <text:p text:style-name="P1"><text:s/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cm" svg:height="5cm" svg:x="24.541cm" svg:y="0.9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7.8cm" svg:y1="3.793cm" svg:x2="30.6cm" svg:y2="3.793cm">
            <text:p/>
          </draw:line>
          <draw:g>
            <draw:frame draw:style-name="gr4" draw:text-style-name="P5" draw:layer="layout" svg:width="2.898cm" svg:height="0.806cm" svg:x="30.351cm" svg:y="4.987cm">
              <draw:text-box>
                <text:p><text:span text:style-name="T1">Datenbank</text:span></text:p>
              </draw:text-box>
            </draw:frame>
            <draw:frame draw:style-name="gr5" draw:text-style-name="P4" draw:layer="layout" svg:width="2.175cm" svg:height="2.202cm" svg:x="30.713cm" svg:y="2.904cm">
              <draw:image xlink:href="Pictures/10000001000000EF000000F23566261C1D98E9E1.png" xlink:type="simple" xlink:show="embed" xlink:actuate="onLoad" draw:mime-type="image/png">
                <text:p/>
              </draw:image>
            </draw:frame>
          </draw:g>
          <draw:frame draw:style-name="gr6" draw:text-style-name="P6" draw:layer="layout" svg:width="4.8cm" svg:height="0.806cm" svg:x="24.6cm" svg:y="0.993cm">
            <draw:text-box>
              <text:p><text:span text:style-name="T2">Anwendungslogik</text:span></text:p>
            </draw:text-box>
          </draw:frame>
          <draw:frame draw:style-name="gr6" draw:text-style-name="P6" draw:layer="layout" svg:width="4.8cm" svg:height="0.806cm" svg:x="29.4cm" svg:y="0.993cm">
            <draw:text-box>
              <text:p><text:span text:style-name="T2">Datenhaltung</text:span></text:p>
            </draw:text-box>
          </draw:frame>
          <draw:g>
            <draw:frame draw:style-name="gr7" draw:text-style-name="P5" draw:layer="layout" svg:width="4.744cm" svg:height="0.806cm" svg:x="24.569cm" svg:y="4.987cm">
              <draw:text-box>
                <text:p><text:span text:style-name="T1">Anwendungsserver</text:span></text:p>
              </draw:text-box>
            </draw:frame>
            <draw:frame draw:style-name="gr8" draw:text-style-name="P4" draw:layer="layout" svg:width="1.37cm" svg:height="3cm" svg:x="26.256cm" svg:y="2.086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custom-shape draw:style-name="gr9" draw:text-style-name="P4" draw:layer="layout" svg:width="9.6cm" svg:height="5cm" svg:x="24.6cm" svg:y="0.99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9.576cm" svg:height="0.962cm" svg:x="24.624cm" svg:y="5.993cm">
            <draw:text-box>
              <text:p><text:span text:style-name="T3">Microservice</text:span></text:p>
            </draw:text-box>
          </draw:frame>
        </draw:g>
        <draw:g>
          <draw:custom-shape draw:style-name="gr1" draw:text-style-name="P2" draw:layer="layout" svg:width="4.8cm" svg:height="5cm" svg:x="29.341cm" svg:y="7.324cm">
            <text:p text:style-name="P1"><text:s/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cm" svg:height="5cm" svg:x="24.482cm" svg:y="7.32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7.741cm" svg:y1="10.124cm" svg:x2="30.541cm" svg:y2="10.124cm">
            <text:p/>
          </draw:line>
          <draw:g>
            <draw:frame draw:style-name="gr4" draw:text-style-name="P5" draw:layer="layout" svg:width="2.898cm" svg:height="0.806cm" svg:x="30.292cm" svg:y="11.318cm">
              <draw:text-box>
                <text:p><text:span text:style-name="T1">Datenbank</text:span></text:p>
              </draw:text-box>
            </draw:frame>
            <draw:frame draw:style-name="gr5" draw:text-style-name="P4" draw:layer="layout" svg:width="2.175cm" svg:height="2.202cm" svg:x="30.654cm" svg:y="9.235cm">
              <draw:image xlink:href="Pictures/10000001000000EF000000F23566261C1D98E9E1.png" xlink:type="simple" xlink:show="embed" xlink:actuate="onLoad" draw:mime-type="image/png">
                <text:p/>
              </draw:image>
            </draw:frame>
          </draw:g>
          <draw:frame draw:style-name="gr6" draw:text-style-name="P6" draw:layer="layout" svg:width="4.8cm" svg:height="0.806cm" svg:x="24.541cm" svg:y="7.324cm">
            <draw:text-box>
              <text:p><text:span text:style-name="T2">Anwendungslogik</text:span></text:p>
            </draw:text-box>
          </draw:frame>
          <draw:frame draw:style-name="gr6" draw:text-style-name="P6" draw:layer="layout" svg:width="4.8cm" svg:height="0.806cm" svg:x="29.341cm" svg:y="7.324cm">
            <draw:text-box>
              <text:p><text:span text:style-name="T2">Datenhaltung</text:span></text:p>
            </draw:text-box>
          </draw:frame>
          <draw:g>
            <draw:frame draw:style-name="gr7" draw:text-style-name="P5" draw:layer="layout" svg:width="4.744cm" svg:height="0.806cm" svg:x="24.51cm" svg:y="11.318cm">
              <draw:text-box>
                <text:p><text:span text:style-name="T1">Anwendungsserver</text:span></text:p>
              </draw:text-box>
            </draw:frame>
            <draw:frame draw:style-name="gr8" draw:text-style-name="P4" draw:layer="layout" svg:width="1.37cm" svg:height="3cm" svg:x="26.197cm" svg:y="8.417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custom-shape draw:style-name="gr9" draw:text-style-name="P4" draw:layer="layout" svg:width="9.6cm" svg:height="5cm" svg:x="24.541cm" svg:y="7.32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9.576cm" svg:height="0.962cm" svg:x="24.565cm" svg:y="12.324cm">
            <draw:text-box>
              <text:p><text:span text:style-name="T3">Microservice</text:span></text:p>
            </draw:text-box>
          </draw:frame>
        </draw:g>
        <draw:g>
          <draw:custom-shape draw:style-name="gr1" draw:text-style-name="P2" draw:layer="layout" svg:width="4.8cm" svg:height="5cm" svg:x="29.459cm" svg:y="13.734cm">
            <text:p text:style-name="P1"><text:s/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cm" svg:height="5cm" svg:x="24.6cm" svg:y="13.73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7.859cm" svg:y1="16.534cm" svg:x2="30.659cm" svg:y2="16.534cm">
            <text:p/>
          </draw:line>
          <draw:g>
            <draw:frame draw:style-name="gr4" draw:text-style-name="P5" draw:layer="layout" svg:width="2.898cm" svg:height="0.806cm" svg:x="30.41cm" svg:y="17.728cm">
              <draw:text-box>
                <text:p><text:span text:style-name="T1">Datenbank</text:span></text:p>
              </draw:text-box>
            </draw:frame>
            <draw:frame draw:style-name="gr5" draw:text-style-name="P4" draw:layer="layout" svg:width="2.175cm" svg:height="2.202cm" svg:x="30.772cm" svg:y="15.645cm">
              <draw:image xlink:href="Pictures/10000001000000EF000000F23566261C1D98E9E1.png" xlink:type="simple" xlink:show="embed" xlink:actuate="onLoad" draw:mime-type="image/png">
                <text:p/>
              </draw:image>
            </draw:frame>
          </draw:g>
          <draw:frame draw:style-name="gr6" draw:text-style-name="P6" draw:layer="layout" svg:width="4.8cm" svg:height="0.806cm" svg:x="24.659cm" svg:y="13.734cm">
            <draw:text-box>
              <text:p><text:span text:style-name="T2">Anwendungslogik</text:span></text:p>
            </draw:text-box>
          </draw:frame>
          <draw:frame draw:style-name="gr6" draw:text-style-name="P6" draw:layer="layout" svg:width="4.8cm" svg:height="0.806cm" svg:x="29.459cm" svg:y="13.734cm">
            <draw:text-box>
              <text:p><text:span text:style-name="T2">Datenhaltung</text:span></text:p>
            </draw:text-box>
          </draw:frame>
          <draw:g>
            <draw:frame draw:style-name="gr7" draw:text-style-name="P5" draw:layer="layout" svg:width="4.744cm" svg:height="0.806cm" svg:x="24.628cm" svg:y="17.728cm">
              <draw:text-box>
                <text:p><text:span text:style-name="T1">Anwendungsserver</text:span></text:p>
              </draw:text-box>
            </draw:frame>
            <draw:frame draw:style-name="gr8" draw:text-style-name="P4" draw:layer="layout" svg:width="1.37cm" svg:height="3cm" svg:x="26.315cm" svg:y="14.827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custom-shape draw:style-name="gr9" draw:text-style-name="P4" draw:layer="layout" svg:width="9.6cm" svg:height="5cm" svg:x="24.659cm" svg:y="13.73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9.576cm" svg:height="0.962cm" svg:x="24.683cm" svg:y="18.734cm">
            <draw:text-box>
              <text:p><text:span text:style-name="T3">Microservice</text:span></text:p>
            </draw:text-box>
          </draw:frame>
        </draw:g>
        <draw:g>
          <draw:frame draw:style-name="gr5" draw:text-style-name="P4" draw:layer="layout" svg:width="2.466cm" svg:height="5.4cm" svg:x="10.239cm" svg:y="0cm">
            <draw:image xlink:href="Pictures/10000001000000A300000165ABE820B3039C166B.png" xlink:type="simple" xlink:show="embed" xlink:actuate="onLoad" draw:mime-type="image/png">
              <text:p/>
            </draw:image>
          </draw:frame>
          <draw:frame draw:style-name="gr11" draw:text-style-name="P8" draw:layer="layout" svg:width="3.745cm" svg:height="0.962cm" svg:x="9.6cm" svg:y="5.4cm">
            <draw:text-box>
              <text:p><text:span text:style-name="T3">Frontserver</text:span></text:p>
            </draw:text-box>
          </draw:frame>
        </draw:g>
        <draw:line draw:style-name="gr3" draw:text-style-name="P9" draw:layer="layout" svg:x1="13.341cm" svg:y1="10.124cm" svg:x2="24.4cm" svg:y2="10.162cm">
          <text:p/>
        </draw:line>
        <draw:line draw:style-name="gr3" draw:text-style-name="P9" draw:layer="layout" svg:x1="13.341cm" svg:y1="9.724cm" svg:x2="24.4cm" svg:y2="3.762cm">
          <text:p/>
        </draw:line>
        <draw:line draw:style-name="gr3" draw:text-style-name="P9" draw:layer="layout" svg:x1="13.341cm" svg:y1="10.524cm" svg:x2="24.4cm" svg:y2="16.562cm">
          <text:p/>
        </draw:line>
        <draw:g>
          <draw:frame draw:style-name="gr5" draw:text-style-name="P4" draw:layer="layout" svg:width="5.193cm" svg:height="3.403cm" svg:x="0.207cm" svg:y="4.539cm">
            <draw:image xlink:href="Pictures/10000001000001B9000001211EA46D21DE305094.png" xlink:type="simple" xlink:show="embed" xlink:actuate="onLoad" draw:mime-type="image/png">
              <text:p/>
            </draw:image>
          </draw:frame>
          <draw:frame draw:style-name="gr12" draw:text-style-name="P10" draw:layer="layout" svg:width="2.119cm" svg:height="0.962cm" svg:x="1.744cm" svg:y="7.742cm">
            <draw:text-box>
              <text:p><text:span text:style-name="T3">Client</text:span></text:p>
            </draw:text-box>
          </draw:frame>
        </draw:g>
        <draw:g>
          <draw:frame draw:style-name="gr5" draw:text-style-name="P4" draw:layer="layout" svg:width="2.466cm" svg:height="5.4cm" svg:x="10.286cm" svg:y="7.365cm">
            <draw:image xlink:href="Pictures/10000001000000A300000165ABE820B3039C166B.png" xlink:type="simple" xlink:show="embed" xlink:actuate="onLoad" draw:mime-type="image/png">
              <text:p/>
            </draw:image>
          </draw:frame>
          <draw:frame draw:style-name="gr13" draw:text-style-name="P8" draw:layer="layout" svg:width="4.24cm" svg:height="0.962cm" svg:x="9.4cm" svg:y="12.765cm">
            <draw:text-box>
              <text:p><text:span text:style-name="T3">API-Gateway</text:span></text:p>
            </draw:text-box>
          </draw:frame>
        </draw:g>
        <draw:frame draw:style-name="gr14" draw:text-style-name="P4" draw:layer="layout" svg:width="1.6cm" svg:height="1.526cm" svg:x="12cm" svg:y="4.036cm">
          <draw:image xlink:href="Pictures/10000001000001B10000019D8F2E8391B51CA1B9.png" xlink:type="simple" xlink:show="embed" xlink:actuate="onLoad" draw:mime-type="image/png">
            <text:p/>
          </draw:image>
        </draw:frame>
        <draw:line draw:style-name="gr3" draw:text-style-name="P9" draw:layer="layout" svg:x1="4.8cm" svg:y1="6.2cm" svg:x2="9.8cm" svg:y2="9cm">
          <text:p/>
        </draw:line>
        <draw:line draw:style-name="gr3" draw:text-style-name="P9" draw:layer="layout" svg:x1="4.8cm" svg:y1="5.6cm" svg:x2="9.8cm" svg:y2="2.8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7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26cm" fo:page-height="1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174cm" svg:x="1cm" svg:y="3.685cm"/>
      <draw:page-thumbnail draw:layer="backgroundobjects" svg:width="8.999cm" svg:height="5.174cm" svg:x="1cm" svg:y="12.261cm"/>
      <draw:page-thumbnail draw:layer="backgroundobjects" svg:width="8.999cm" svg:height="5.174cm" svg:x="1cm" svg:y="20.837cm"/>
      <draw:page-thumbnail draw:layer="backgroundobjects" svg:width="8.999cm" svg:height="5.174cm" svg:x="11cm" svg:y="3.685cm"/>
      <draw:page-thumbnail draw:layer="backgroundobjects" svg:width="8.999cm" svg:height="5.174cm" svg:x="11cm" svg:y="12.261cm"/>
      <draw:page-thumbnail draw:layer="backgroundobjects" svg:width="8.999cm" svg:height="5.174cm" svg:x="11cm" svg:y="20.837cm"/>
    </style:handout-master>
    <style:master-page style:name="Default" style:page-layout-name="PM1" draw:style-name="Mdp1">
      <draw:frame presentation:style-name="Default-title" draw:layer="backgroundobjects" svg:width="40.498cm" svg:height="4.174cm" svg:x="2.25cm" svg:y="0.996cm" presentation:class="title" presentation:placeholder="true">
        <draw:text-box/>
      </draw:frame>
      <draw:frame presentation:style-name="Default-outline1" draw:layer="backgroundobjects" svg:width="40.498cm" svg:height="14.499cm" svg:x="2.25cm" svg:y="5.85cm" presentation:class="outline" presentation:placeholder="true">
        <draw:text-box/>
      </draw:frame>
      <draw:frame presentation:style-name="Mpr1" draw:text-style-name="MP2" draw:layer="backgroundobjects" svg:width="10.483cm" svg:height="1.724cm" svg:x="2.25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4.263cm" svg:height="1.724cm" svg:x="15.39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0.483cm" svg:height="1.724cm" svg:x="32.265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18-02-04T23:01:11.611321383</meta:creation-date>
    <dc:date>2023-02-15T23:30:34.186647266</dc:date>
    <dc:creator>Dennis Schulmeister-Zimolong</dc:creator>
    <meta:editing-duration>PT1H14S</meta:editing-duration>
    <meta:editing-cycles>24</meta:editing-cycles>
    <meta:generator>LibreOffice/7.4.3.2$Linux_X86_64 LibreOffice_project/40$Build-2</meta:generator>
    <meta:document-statistic meta:object-count="80"/>
  </office:meta>
</office:document-meta>
</file>